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Finder.setPackages( String [ ] pack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inder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inder.setApplicationContext(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inder.addEndpoints( List 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ndpointFinder.get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inder.registerClient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Finder.createQName( String localName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dpointFind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Finder.isClient(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inder.EndpointFinder( BeanComponent bean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ointFinder.isNotNullOrBlank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Finder.shouldIgnoreBean(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dpointFinder.createBeanEndpoint( Class servic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